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3" table:default-cell-style-name="ce1"/>
        <table:table-row table:style-name="ro1">
          <table:table-cell table:style-name="ce1"/>
          <table:table-cell office:value-type="string" table:style-name="ce1">
            <text:p>MAC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Freq</text:p>
          </table:table-cell>
          <table:table-cell office:value-type="string" table:style-name="ce2">
            <text:p>Antenna</text:p>
          </table:table-cell>
          <table:table-cell office:value-type="string" table:style-name="ce2">
            <text:p>Output Pow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ni1</text:p>
          </table:table-cell>
          <table:table-cell office:value-type="string" table:style-name="ce1">
            <text:p>00:13:ce:95:e1:6f</text:p>
          </table:table-cell>
          <table:table-cell office:value-type="float" office:value="4.93" table:style-name="ce1">
            <text:p>4.93</text:p>
          </table:table-cell>
          <table:table-cell office:value-type="float" office:value="25.81" table:style-name="ce1">
            <text:p>25.81</text:p>
          </table:table-cell>
          <table:table-cell office:value-type="float" office:value="3.55" table:style-name="ce1">
            <text:p>3.55</text:p>
          </table:table-cell>
          <table:table-cell office:value-type="float" office:value="2417000000" table:style-name="ce2">
            <text:p>2417000000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2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ni2</text:p>
          </table:table-cell>
          <table:table-cell office:value-type="string" table:style-name="ce1">
            <text:p>00:13:ce:95:de:7e</text:p>
          </table:table-cell>
          <table:table-cell office:value-type="float" office:value="4.83" table:style-name="ce1">
            <text:p>4.83</text:p>
          </table:table-cell>
          <table:table-cell office:value-type="float" office:value="10.88" table:style-name="ce1">
            <text:p>10.88</text:p>
          </table:table-cell>
          <table:table-cell office:value-type="float" office:value="3.78" table:style-name="ce1">
            <text:p>3.78</text:p>
          </table:table-cell>
          <table:table-cell office:value-type="float" office:value="2417000000" table:style-name="ce1">
            <text:p>24170000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ni3</text:p>
          </table:table-cell>
          <table:table-cell office:value-type="string" table:style-name="ce1">
            <text:p>00:13:ce:97:78:79</text:p>
          </table:table-cell>
          <table:table-cell office:value-type="float" office:value="20.05" table:style-name="ce1">
            <text:p>20.05</text:p>
          </table:table-cell>
          <table:table-cell office:value-type="float" office:value="28.31" table:style-name="ce1">
            <text:p>28.31</text:p>
          </table:table-cell>
          <table:table-cell office:value-type="float" office:value="3.74" table:style-name="ce1">
            <text:p>3.74</text:p>
          </table:table-cell>
          <table:table-cell office:value-type="float" office:value="2417000000" table:style-name="ce1">
            <text:p>24170000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ni4</text:p>
          </table:table-cell>
          <table:table-cell office:value-type="string" table:style-name="ce1">
            <text:p>00:13:ce:8f:77:43</text:p>
          </table:table-cell>
          <table:table-cell office:value-type="float" office:value="4.13" table:style-name="ce1">
            <text:p>4.13</text:p>
          </table:table-cell>
          <table:table-cell office:value-type="float" office:value="7.085" table:style-name="ce1">
            <text:p>7.085</text:p>
          </table:table-cell>
          <table:table-cell office:value-type="float" office:value="0.8" table:style-name="ce1">
            <text:p>0.8</text:p>
          </table:table-cell>
          <table:table-cell office:value-type="float" office:value="2417000000" table:style-name="ce1">
            <text:p>24170000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ni5</text:p>
          </table:table-cell>
          <table:table-cell office:value-type="string" table:style-name="ce1">
            <text:p>00:13:ce:8f:78:d9</text:p>
          </table:table-cell>
          <table:table-cell office:value-type="float" office:value="5.74" table:style-name="ce1">
            <text:p>5.74</text:p>
          </table:table-cell>
          <table:table-cell office:value-type="float" office:value="30.25" table:style-name="ce1">
            <text:p>30.25</text:p>
          </table:table-cell>
          <table:table-cell office:value-type="float" office:value="2.04" table:style-name="ce1">
            <text:p>2.04</text:p>
          </table:table-cell>
          <table:table-cell office:value-type="float" office:value="2417000000" table:style-name="ce1">
            <text:p>24170000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bile device antenna gain: 2.1 dB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P1</text:p>
          </table:table-cell>
          <table:table-cell office:value-type="float" office:value="1.8" table:style-name="ce1">
            <text:p>1.8</text:p>
          </table:table-cell>
          <table:table-cell office:value-type="float" office:value="31.59" table:style-name="ce1">
            <text:p>31.59</text:p>
          </table:table-cell>
          <table:table-cell office:value-type="float" office:value="1.2" table:style-name="ce1">
            <text:p>1.2</text:p>
          </table:table-cell>
          <table:table-cell office:value-type="float" office:value="-55.332799999999999" table:style-name="ce1">
            <text:p>-55.3328</text:p>
          </table:table-cell>
          <table:table-cell office:value-type="string" table:style-name="ce2">
            <text:p>OOR</text:p>
          </table:table-cell>
          <table:table-cell office:value-type="string" table:style-name="ce2">
            <text:p>OOR</text:p>
          </table:table-cell>
          <table:table-cell office:value-type="float" office:value="-66.436599999999999" table:style-name="ce1">
            <text:p>-66.4366</text:p>
          </table:table-cell>
          <table:table-cell office:value-type="float" office:value="-35.669899999999998" table:style-name="ce1">
            <text:p>-35.669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P2</text:p>
          </table:table-cell>
          <table:table-cell office:value-type="float" office:value="4.2" table:style-name="ce1">
            <text:p>4.2</text:p>
          </table:table-cell>
          <table:table-cell office:value-type="float" office:value="21.5" table:style-name="ce1">
            <text:p>21.5</text:p>
          </table:table-cell>
          <table:table-cell office:value-type="float" office:value="1.2" table:style-name="ce1">
            <text:p>1.2</text:p>
          </table:table-cell>
          <table:table-cell office:value-type="float" office:value="-58.854900000000001" table:style-name="ce1">
            <text:p>-58.8549</text:p>
          </table:table-cell>
          <table:table-cell office:value-type="float" office:value="-63.182899999999997" table:style-name="ce1">
            <text:p>-63.1829</text:p>
          </table:table-cell>
          <table:table-cell office:value-type="float" office:value="-68.454400000000007" table:style-name="ce1">
            <text:p>-68.4544</text:p>
          </table:table-cell>
          <table:table-cell office:value-type="float" office:value="-68.5625" table:style-name="ce1">
            <text:p>-68.5625</text:p>
          </table:table-cell>
          <table:table-cell office:value-type="float" office:value="-45.010300000000001" table:style-name="ce1">
            <text:p>-45.010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P3</text:p>
          </table:table-cell>
          <table:table-cell office:value-type="float" office:value="1.8" table:style-name="ce1">
            <text:p>1.8</text:p>
          </table:table-cell>
          <table:table-cell office:value-type="float" office:value="8.33" table:style-name="ce1">
            <text:p>8.33</text:p>
          </table:table-cell>
          <table:table-cell office:value-type="float" office:value="1.2" table:style-name="ce1">
            <text:p>1.2</text:p>
          </table:table-cell>
          <table:table-cell office:value-type="float" office:value="-74.449200000000005" table:style-name="ce1">
            <text:p>-74.4492</text:p>
          </table:table-cell>
          <table:table-cell office:value-type="float" office:value="-57.156399999999998" table:style-name="ce1">
            <text:p>-57.1564</text:p>
          </table:table-cell>
          <table:table-cell office:value-type="string" table:style-name="ce2">
            <text:p>OOR</text:p>
          </table:table-cell>
          <table:table-cell office:value-type="float" office:value="-58.563299999999998" table:style-name="ce1">
            <text:p>-58.5633</text:p>
          </table:table-cell>
          <table:table-cell office:value-type="float" office:value="-60.6233" table:style-name="ce1">
            <text:p>-60.623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P4</text:p>
          </table:table-cell>
          <table:table-cell office:value-type="float" office:value="7.5" table:style-name="ce1">
            <text:p>7.5</text:p>
          </table:table-cell>
          <table:table-cell office:value-type="float" office:value="10.1" table:style-name="ce1">
            <text:p>10.1</text:p>
          </table:table-cell>
          <table:table-cell office:value-type="float" office:value="1.2" table:style-name="ce1">
            <text:p>1.2</text:p>
          </table:table-cell>
          <table:table-cell office:value-type="float" office:value="-75.707300000000004" table:style-name="ce1">
            <text:p>-75.7073</text:p>
          </table:table-cell>
          <table:table-cell office:value-type="float" office:value="-63.450200000000002" table:style-name="ce1">
            <text:p>-63.4502</text:p>
          </table:table-cell>
          <table:table-cell office:value-type="float" office:value="-64.798299999999998" table:style-name="ce1">
            <text:p>-64.7983</text:p>
          </table:table-cell>
          <table:table-cell office:value-type="float" office:value="-57.540399999999998" table:style-name="ce1">
            <text:p>-57.5404</text:p>
          </table:table-cell>
          <table:table-cell office:value-type="float" office:value="-61.460299999999997" table:style-name="ce1">
            <text:p>-61.4603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OOR: out of range</text:p>
          </table:table-cell>
          <table:table-cell table:number-columns-repeated="2" table:style-name="ce1"/>
          <table:table-cell office:value-type="string" table:style-name="ce2">
            <text:p>pi =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RPi: Calibration Point i</text:p>
          </table:table-cell>
          <table:table-cell table:number-columns-repeated="2" table:style-name="ce1"/>
          <table:table-cell office:value-type="string" table:style-name="ce3">
            <text:p>λ=</text:p>
          </table:table-cell>
          <table:table-cell office:value-type="float" office:value="0.12412081092263136" table:formula="of:=(3*10^8)/2417000000" table:style-name="ce1">
            <text:p>0.124120811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Distances</text:p>
          </table:table-cell>
          <table:table-cell office:value-type="string" table:style-name="ce1">
            <text:p>RP1</text:p>
          </table:table-cell>
          <table:table-cell office:value-type="string" table:style-name="ce1">
            <text:p>RP2</text:p>
          </table:table-cell>
          <table:table-cell office:value-type="string" table:style-name="ce1">
            <text:p>RP3</text:p>
          </table:table-cell>
          <table:table-cell office:value-type="string" table:style-name="ce1">
            <text:p>RP4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AP1</text:p>
          </table:table-cell>
          <table:table-cell office:value-type="float" office:value="6.9805300658331113" table:formula="of:=SQRT((1.8-[.C2])^2+(31.59-[.D2])^2+(1.2-[.E2])^2)" table:style-name="ce1">
            <text:p>6.980530066</text:p>
          </table:table-cell>
          <table:table-cell office:value-type="float" office:value="4.9630131976451546" table:formula="of:=SQRT((4.2-[.C2])^2+(21.5-[.D2])^2+(1.2-[.E2])^2)" table:style-name="ce1">
            <text:p>4.963013198</text:p>
          </table:table-cell>
          <table:table-cell office:value-type="float" office:value="17.912838970972743" table:formula="of:=SQRT((1.8-[.C2])^2+(8.33-[.D2])^2+(1.2-[.E2])^2)" table:style-name="ce1">
            <text:p>17.91283897</text:p>
          </table:table-cell>
          <table:table-cell office:value-type="float" office:value="16.091348607248555" table:style-name="ce1">
            <text:p>16.09134861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AP2</text:p>
          </table:table-cell>
          <table:table-cell office:value-type="float" office:value="21.088892811145872" table:formula="of:=SQRT((1.8-[.C3])^2+(31.59-[.D3])^2+(1.2-[.E3])^2)" table:style-name="ce1">
            <text:p>21.08889281</text:p>
          </table:table-cell>
          <table:table-cell office:value-type="float" office:value="10.947040696005473" table:formula="of:=SQRT((4.2-[.C3])^2+(21.5-[.D3])^2+(1.2-[.E3])^2)" table:style-name="ce1">
            <text:p>10.9470407</text:p>
          </table:table-cell>
          <table:table-cell office:value-type="float" office:value="4.7264997619803184" table:formula="of:=SQRT((1.8-[.C3])^2+(8.33-[.D3])^2+(1.2-[.E3])^2)" table:style-name="ce1">
            <text:p>4.726499762</text:p>
          </table:table-cell>
          <table:table-cell office:value-type="float" office:value="3.7939030035044388" table:formula="of:=SQRT((7.5-[.C3])^2+(10.1-[.D3])^2+(1.2-[.E3])^2)" table:style-name="ce1">
            <text:p>3.79390300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AP3</text:p>
          </table:table-cell>
          <table:table-cell office:value-type="float" office:value="18.715568385704987" table:formula="of:=SQRT((1.8-[.C4])^2+(31.59-[.D4])^2+(1.2-[.E4])^2)" table:style-name="ce1">
            <text:p>18.71556839</text:p>
          </table:table-cell>
          <table:table-cell office:value-type="float" office:value="17.437035298467457" table:formula="of:=SQRT((4.2-[.C4])^2+(21.5-[.D4])^2+(1.2-[.E4])^2)" table:style-name="ce1">
            <text:p>17.4370353</text:p>
          </table:table-cell>
          <table:table-cell office:value-type="float" office:value="27.179302787231315" table:formula="of:=SQRT((1.8-[.C4])^2+(8.33-[.D4])^2+(1.2-[.E4])^2)" table:style-name="ce1">
            <text:p>27.17930279</text:p>
          </table:table-cell>
          <table:table-cell office:value-type="float" office:value="22.261136538820296" table:formula="of:=SQRT((7.5-[.C4])^2+(10.1-[.D4])^2+(1.2-[.E4])^2)" table:style-name="ce1">
            <text:p>22.261136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AP4</text:p>
          </table:table-cell>
          <table:table-cell office:value-type="float" office:value="24.618771801208929" table:formula="of:=SQRT((1.8-[.C5])^2+(31.59-[.D5])^2+(1.2-[.E5])^2)" table:style-name="ce1">
            <text:p>24.6187718</text:p>
          </table:table-cell>
          <table:table-cell office:value-type="float" office:value="14.420718602066957" table:formula="of:=SQRT((4.2-[.C5])^2+(21.5-[.D5])^2+(1.2-[.E5])^2)" table:style-name="ce1">
            <text:p>14.4207186</text:p>
          </table:table-cell>
          <table:table-cell office:value-type="float" office:value="2.6718766812860206" table:formula="of:=SQRT((1.8-[.C5])^2+(8.33-[.D5])^2+(1.2-[.E5])^2)" table:style-name="ce1">
            <text:p>2.671876681</text:p>
          </table:table-cell>
          <table:table-cell office:value-type="float" office:value="4.5395071318371114" table:formula="of:=SQRT((7.5-[.C5])^2+(10.1-[.D5])^2+(1.2-[.E5])^2)" table:style-name="ce1">
            <text:p>4.539507132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AP5</text:p>
          </table:table-cell>
          <table:table-cell office:value-type="float" office:value="4.2455623891305621" table:formula="of:=SQRT((1.8-[.C6])^2+(31.59-[.D6])^2+(1.2-[.E6])^2)" table:style-name="ce1">
            <text:p>4.245562389</text:p>
          </table:table-cell>
          <table:table-cell office:value-type="float" office:value="8.9241077985421047" table:formula="of:=SQRT((4.2-[.C6])^2+(21.5-[.D6])^2+(1.2-[.E6])^2)" table:style-name="ce1">
            <text:p>8.924107799</text:p>
          </table:table-cell>
          <table:table-cell office:value-type="float" office:value="22.287117355100008" table:formula="of:=SQRT((1.8-[.C6])^2+(8.33-[.D6])^2+(1.2-[.E6])^2)" table:style-name="ce1">
            <text:p>22.28711736</text:p>
          </table:table-cell>
          <table:table-cell office:value-type="float" office:value="20.244152242067337" table:formula="of:=SQRT((7.5-[.C6])^2+(10.1-[.D6])^2+(1.2-[.E6])^2)" table:style-name="ce1">
            <text:p>20.2441522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dices</text:p>
          </table:table-cell>
          <table:table-cell office:value-type="string" table:style-name="ce2">
            <text:p>AP1</text:p>
          </table:table-cell>
          <table:table-cell office:value-type="string" table:style-name="ce2">
            <text:p>AP2</text:p>
          </table:table-cell>
          <table:table-cell office:value-type="string" table:style-name="ce2">
            <text:p>AP3</text:p>
          </table:table-cell>
          <table:table-cell office:value-type="string" table:style-name="ce2">
            <text:p>AP4</text:p>
          </table:table-cell>
          <table:table-cell office:value-type="string" table:style-name="ce2">
            <text:p>AP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P1</text:p>
          </table:table-cell>
          <table:table-cell office:value-type="float" office:value="5.0155322246184424" table:formula="of:=IF([.E10]=&quot;OOR&quot;;&quot;OOR&quot;;(20-[.E10]+5+2.1+20*LOG(0.12412081;10)-20*LOG([.L14]*4;10))/(10*LOG([.C17];10)))" table:style-name="ce5">
            <text:p>5.02</text:p>
          </table:table-cell>
          <table:table-cell office:value-type="string" office:string-value="OOR" table:formula="of:=IF([.F10]=&quot;OOR&quot;;&quot;OOR&quot;;(20-[.G10]+5+2.1+20*LOG(0.12412081;10)-20*LOG([.L14]*4;10))/(10*LOG([.C18];10)))" table:style-name="ce5">
            <text:p>OOR</text:p>
          </table:table-cell>
          <table:table-cell office:value-type="string" office:string-value="OOR" table:formula="of:=IF([.G10]=&quot;OOR&quot;;&quot;OOR&quot;;(20-[.G10]+5+2.1+20*LOG(0.12412081;10)-20*LOG([.L14]*4;10))/(10*LOG([.C19];10)))" table:style-name="ce5">
            <text:p>OOR</text:p>
          </table:table-cell>
          <table:table-cell office:value-type="float" office:value="3.8403353523040153" table:formula="of:=IF([.H10]=&quot;OOR&quot;;&quot;OOR&quot;;(20-[.H10]+5+2.1+20*LOG(0.12412081;10)-20*LOG([.L14]*4;10))/(10*LOG([.C20];10)))" table:style-name="ce5">
            <text:p>3.84</text:p>
          </table:table-cell>
          <table:table-cell office:value-type="float" office:value="3.6090656737544089" table:formula="of:=IF([.I10]=&quot;OOR&quot;;&quot;OOR&quot;;(20-[.I10]+5+2.1+20*LOG(0.12412081;10)-20*LOG([.L14]*4;10))/(10*LOG([.C21];10)))" table:style-name="ce5">
            <text:p>3.6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P2</text:p>
          </table:table-cell>
          <table:table-cell office:value-type="float" office:value="6.5897083558716396" table:formula="of:=IF([.E11]=&quot;OOR&quot;;&quot;OOR&quot;;(20-[.E11]+5+2.1+20*LOG(0.12412081;10)-20*LOG([.L14]*4;10))/(10*LOG([.D17];10)))" table:style-name="ce5">
            <text:p>6.59</text:p>
          </table:table-cell>
          <table:table-cell office:value-type="float" office:value="4.8278410936678648" table:formula="of:=IF([.F11]=&quot;OOR&quot;;&quot;OOR&quot;;(20-[.F11]+5+2.1+20*LOG(0.12412081;10)-20*LOG([.L14]*4;10))/(10*LOG([.D18];10)))" table:style-name="ce5">
            <text:p>4.83</text:p>
          </table:table-cell>
          <table:table-cell office:value-type="float" office:value="4.466235715151293" table:formula="of:=IF([.G11]=&quot;OOR&quot;;&quot;OOR&quot;;(20-[.G11]+5+2.1+20*LOG(0.12412081;10)-20*LOG([.L14]*4;10))/(10*LOG([.D19];10)))" table:style-name="ce5">
            <text:p>4.47</text:p>
          </table:table-cell>
          <table:table-cell office:value-type="float" office:value="4.7934273138600672" table:formula="of:=IF([.H11]=&quot;OOR&quot;;&quot;OOR&quot;;(20-[.H11]+5+2.1+20*LOG(0.12412081;10)-20*LOG([.L14]*4;10))/(10*LOG([.D20];10)))" table:style-name="ce5">
            <text:p>4.79</text:p>
          </table:table-cell>
          <table:table-cell office:value-type="float" office:value="3.3667346489400845" table:formula="of:=IF([.I11]=&quot;OOR&quot;;&quot;OOR&quot;;(20-[.I11]+5+2.1+20*LOG(0.12412081;10)-20*LOG([.L14]*4;10))/(10*LOG([.D21];10)))" table:style-name="ce5">
            <text:p>3.3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P3</text:p>
          </table:table-cell>
          <table:table-cell office:value-type="float" office:value="4.9029396041603936" table:formula="of:=IF([.E12]=&quot;OOR&quot;;&quot;OOR&quot;;(20-[.E12]+5+2.1+20*LOG(0.12412081;10)-20*LOG([.L14]*4;10))/(10*LOG([.E17])))" table:style-name="ce5">
            <text:p>4.90</text:p>
          </table:table-cell>
          <table:table-cell office:value-type="float" office:value="6.5450704598651397" table:formula="of:=IF([.F12]=&quot;OOR&quot;;&quot;OOR&quot;;(20-[.F12]+5+2.1+20*LOG(0.12412081;10)-20*LOG([.L14]*4;10))/(10*LOG([.E18];10)))" table:style-name="ce5">
            <text:p>6.55</text:p>
          </table:table-cell>
          <table:table-cell office:value-type="string" office:string-value="OOR" table:formula="of:=IF([.G12]=&quot;OOR&quot;;&quot;OOR&quot;;(20-[.G12]+5+2.1+20*LOG(0.12412081;10)-20*LOG([.L14]*4;10))/(10*LOG([.E19];10)))" table:style-name="ce5">
            <text:p>OOR</text:p>
          </table:table-cell>
          <table:table-cell office:value-type="float" office:value="10.673440314627447" table:formula="of:=IF([.H12]=&quot;OOR&quot;;&quot;OOR&quot;;(20-[.H12]+5+2.1+20*LOG(0.12412081;10)-20*LOG([.L14]*4;10))/(10*LOG([.E20];10)))" table:style-name="ce5">
            <text:p>10.67</text:p>
          </table:table-cell>
          <table:table-cell office:value-type="float" office:value="3.53220258810794" table:formula="of:=IF([.I12]=&quot;OOR&quot;;&quot;OOR&quot;;(20-[.I12]+5+2.1+20*LOG(0.12412081;10)-20*LOG([.L14]*4;10))/(10*LOG([.E21];10)))" table:style-name="ce5">
            <text:p>3.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P4</text:p>
          </table:table-cell>
          <table:table-cell office:value-type="float" office:value="5.1964517988863248" table:formula="of:=IF([.E13]=&quot;OOR&quot;;&quot;OOR&quot;;(20-[.E13]+5+2.1+20*LOG(0.12412081;10)-20*LOG([.L14]*4;10))/(10*LOG([.F17];10)))" table:style-name="ce5">
            <text:p>5.20</text:p>
          </table:table-cell>
          <table:table-cell office:value-type="float" office:value="8.7107744422102193" table:formula="of:=IF([.F13]=&quot;OOR&quot;;&quot;OOR&quot;;(20-[.F13]+5+2.1+20*LOG(0.12412081;10)-20*LOG([.L14]*4;10))/(10*LOG([.F18];10)))" table:style-name="ce5">
            <text:p>8.71</text:p>
          </table:table-cell>
          <table:table-cell office:value-type="float" office:value="3.8433525455849296" table:formula="of:=IF([.G13]=&quot;OOR&quot;;&quot;OOR&quot;;(20-[.G13]+5+2.1+20*LOG(0.12412081;10)-20*LOG([.L14]*4;10))/(10*LOG([.F19];10)))" table:style-name="ce5">
            <text:p>3.84</text:p>
          </table:table-cell>
          <table:table-cell office:value-type="float" office:value="6.7781590343753289" table:formula="of:=IF([.H13]=&quot;OOR&quot;;&quot;OOR&quot;;(20-[.H13]+5+2.1+20*LOG(0.12412081;10)-20*LOG([.L14]*4;10))/(10*LOG([.F20];10)))" table:style-name="ce5">
            <text:p>6.78</text:p>
          </table:table-cell>
          <table:table-cell office:value-type="float" office:value="3.7091793443720822" table:formula="of:=IF([.I13]=&quot;OOR&quot;;&quot;OOR&quot;;(20-[.I13]+5+2.1+20*LOG(0.12412081;10)-20*LOG([.L14]*4;10))/(10*LOG([.F21];10)))" table:style-name="ce5">
            <text:p>3.71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  <table:table table:name="Feuille2" table:style-name="ta1">
        <table:table-column table:style-name="co8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8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14</meta:generator>
    <dc:title/>
    <dc:description/>
    <dc:subject/>
    <meta:initial-creator>Frédéric Lassabe</meta:initial-creator>
    <dc:creator>Mohamed Bendebbache</dc:creator>
    <meta:creation-date>2012-06-04T09:54:45Z</meta:creation-date>
    <dc:date>2021-03-17T17:00:34Z</dc:date>
    <meta:editing-cycles>8</meta:editing-cycles>
  </office:meta>
</office:document-meta>
</file>